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0c289c" officeooo:paragraph-rsid="000c289c"/>
    </style:style>
    <style:style style:name="P2" style:family="paragraph" style:parent-style-name="Text_20_body">
      <style:text-properties officeooo:rsid="000c289c" officeooo:paragraph-rsid="000c289c"/>
    </style:style>
    <style:style style:name="P3" style:family="paragraph" style:parent-style-name="Text_20_body">
      <style:text-properties officeooo:rsid="000f13c4" officeooo:paragraph-rsid="000f13c4"/>
    </style:style>
    <style:style style:name="P4" style:family="paragraph" style:parent-style-name="Text_20_body">
      <style:text-properties officeooo:rsid="000d3083" officeooo:paragraph-rsid="000d3083"/>
    </style:style>
    <style:style style:name="P5" style:family="paragraph" style:parent-style-name="Text_20_body">
      <style:text-properties style:font-name="Liberation Sans" fo:font-size="16.1000003814697pt" fo:font-weight="bold" officeooo:rsid="000d3083" officeooo:paragraph-rsid="001989a9" style:font-name-asian="Noto Sans CJK SC" style:font-size-asian="16.1000003814697pt" style:font-weight-asian="bold" style:font-name-complex="Lohit Devanagari" style:font-size-complex="16.1000003814697pt" style:font-weight-complex="bold"/>
    </style:style>
    <style:style style:name="P6" style:family="paragraph" style:parent-style-name="Text_20_body">
      <style:paragraph-properties fo:margin-top="0cm" fo:margin-bottom="0.247cm" loext:contextual-spacing="false" fo:line-height="100%"/>
      <style:text-properties officeooo:paragraph-rsid="001989a9"/>
    </style:style>
    <style:style style:name="P7" style:family="paragraph" style:parent-style-name="Heading_20_2">
      <style:text-properties officeooo:rsid="000d3083" officeooo:paragraph-rsid="000d3083"/>
    </style:style>
    <style:style style:name="T1" style:family="text">
      <style:text-properties officeooo:rsid="000f13c4"/>
    </style:style>
    <style:style style:name="T2" style:family="text">
      <style:text-properties officeooo:rsid="0010a33b"/>
    </style:style>
    <style:style style:name="T3" style:family="text">
      <style:text-properties style:font-name="Liberation Serif" fo:font-size="12pt" fo:font-style="italic" fo:font-weight="normal" officeooo:rsid="000d3083" style:font-name-asian="Noto Sans CJK SC" style:font-size-asian="12pt" style:font-style-asian="italic" style:font-weight-asian="normal" style:font-name-complex="Lohit Devanagari" style:font-size-complex="12pt" style:font-style-complex="italic" style:font-weight-complex="normal"/>
    </style:style>
    <style:style style:name="T4" style:family="text">
      <style:text-properties style:font-name="Liberation Serif" fo:font-size="12pt" fo:font-style="italic" fo:font-weight="normal" officeooo:rsid="001d8d0b" style:font-name-asian="Noto Sans CJK SC" style:font-size-asian="12pt" style:font-style-asian="italic" style:font-weight-asian="normal" style:font-name-complex="Lohit Devanagari" style:font-size-complex="12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scrutins de vote</text:p>
      <text:p text:style-name="P2"/>
      <text:p text:style-name="P2"/>
      <text:p text:style-name="P3">Nous avons remarqué que les scrutins utilisés de nos jours, comme par exemple le système de vote uninominal à un ou plusieurs tours, <text:span text:style-name="T2">ne reflètent pas vraiment le choix de la majorité par exemple. Ce critère est devenu l’une des bases de jugement de notre TIPE pour trouver un scrutin alternatif. En effet, nous avions lu un article décrivant qu’au lendemain des élections présidentielles française de 2002, tout les sondages montraient que la majorité du peuple français n’approuvait pas le président nouvellement élu. Bien que les résultats de ces sondages puissent être remis en cause, ils montrent quand même une certaine faiblesse</text:span></text:p>
      <text:p text:style-name="P2"/>
      <text:h text:style-name="P7" text:outline-level="2">Positionnement Thématique</text:h>
      <text:p text:style-name="P4">MATHÉMATIQUES (Mathématiques Appliquées) ; I<text:span text:style-name="T1">NFORMATIQUES (Informatiques pratiques) ; </text:span>MATHÉMATIQUES (Algèbre)</text:p>
      <text:p text:style-name="P4"/>
      <text:p text:style-name="P5">Mots Clés</text:p>
      <text:p text:style-name="P6"><text:span text:style-name="T3">modèle numérique<text:line-break/>condorcet<text:line-break/>scrut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19:54:00.492051058</meta:creation-date>
    <meta:generator>LibreOffice/6.4.6.2$Linux_X86_64 LibreOffice_project/40$Build-2</meta:generator>
    <dc:date>2021-03-10T13:37:15.422460297</dc:date>
    <meta:editing-duration>PT35M21S</meta:editing-duration>
    <meta:editing-cycles>4</meta:editing-cycles>
    <meta:document-statistic meta:table-count="0" meta:image-count="0" meta:object-count="0" meta:page-count="1" meta:paragraph-count="6" meta:word-count="124" meta:character-count="831" meta:non-whitespace-character-count="713"/>
  </office:meta>
</office:document-meta>
</file>